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  <style:paragraph-properties style:writing-mode="lr-tb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  <style:paragraph-properties style:writing-mode="lr-tb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639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9.05cm" fo:min-width="0.7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8.85cm" fo:min-width="0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4.15cm" fo:min-width="0.7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  <style:paragraph-properties style:writing-mode="lr-tb"/>
    </style:style>
    <style:style style:name="gr14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  <style:paragraph-properties style:writing-mode="lr-tb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  <style:paragraph-properties style:writing-mode="lr-tb"/>
    </style:style>
    <style:style style:name="gr18" style:family="graphic" style:parent-style-name="objectwithoutfill">
      <style:graphic-properties draw:marker-end="Linienspitzen_20_1" draw:marker-end-width="0.3cm" draw:fill="none" draw:textarea-vertical-align="middle"/>
    </style:style>
    <style:style style:name="gr19" style:family="graphic" style:parent-style-name="objectwithoutfill">
      <style:graphic-properties draw:marker-end="Linienspitzen_20_2" draw:marker-end-width="0.3cm" draw:fill="none" draw:textarea-vertical-align="middle"/>
    </style:style>
    <style:style style:name="gr20" style:family="graphic" style:parent-style-name="objectwithoutfill">
      <style:graphic-properties draw:marker-end="Linienspitzen_20_3" draw:marker-end-width="0.3cm" draw:fill="none" draw:textarea-vertical-align="middle"/>
    </style:style>
    <style:style style:name="gr21" style:family="graphic" style:parent-style-name="objectwithoutfill">
      <style:graphic-properties draw:marker-end="Linienspitzen_20_4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15%" fo:text-indent="0cm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3cm" svg:x2="16.2cm" svg:y2="28.3cm">
          <text:p/>
        </draw:line>
        <draw:frame draw:style-name="gr2" draw:text-style-name="P3" draw:layer="layout" svg:width="3.4cm" svg:height="1.199cm" svg:x="16.6cm" svg:y="27.7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5cm" svg:x2="16cm" svg:y2="23.5cm">
          <text:p/>
        </draw:line>
        <draw:frame draw:style-name="gr2" draw:text-style-name="P3" draw:layer="layout" svg:width="3.4cm" svg:height="1.199cm" svg:x="16.4cm" svg:y="22.901cm">
          <draw:text-box>
            <text:p text:style-name="P2"><text:span text:style-name="T1">i</text:span><text:span text:style-name="T1">m</text:span><text:span text:style-name="T1">a</text:span><text:span text:style-name="T1">g</text:span><text:span text:style-name="T1">e</text:span><text:span text:style-name="T1">s</text:span></text:p>
          </draw:text-box>
        </draw:frame>
        <draw:custom-shape draw:style-name="gr3" draw:text-style-name="P5" draw:layer="layout" svg:width="1.2cm" svg:height="4.4cm" svg:x="3.7cm" svg:y="18.9cm">
          <text:p text:style-name="P4"/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7cm 22.9cm)">
          <draw:text-box>
            <text:p text:style-name="P2"><text:span text:style-name="T1">c</text:span><text:span text:style-name="T1">r</text:span><text:span text:style-name="T1">e</text:span><text:span text:style-name="T1">a</text:span><text:span text:style-name="T1">t</text:span><text:span text:style-name="T1">e</text:span></text:p>
          </draw:text-box>
        </draw:frame>
        <draw:line draw:style-name="gr1" draw:text-style-name="P1" draw:layer="layout" svg:x1="1.4cm" svg:y1="18.7cm" svg:x2="16cm" svg:y2="18.7cm">
          <text:p/>
        </draw:line>
        <draw:frame draw:style-name="gr2" draw:text-style-name="P3" draw:layer="layout" svg:width="3.4cm" svg:height="1.199cm" svg:x="16.2cm" svg:y="18.1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3.7cm" svg:x2="16.1cm" svg:y2="13.7cm">
          <text:p/>
        </draw:line>
        <draw:frame draw:style-name="gr2" draw:text-style-name="P3" draw:layer="layout" svg:width="3.4cm" svg:height="1.199cm" svg:x="16.2cm" svg:y="13.1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8.7cm" svg:x2="16.2cm" svg:y2="8.7cm">
          <text:p/>
        </draw:line>
        <draw:frame draw:style-name="gr2" draw:text-style-name="P3" draw:layer="layout" svg:width="3.4cm" svg:height="1.199cm" svg:x="16.2cm" svg:y="8.1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7.9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3.9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7.9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8.9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1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3cm" svg:x="8.029cm" svg:y="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036cm)">
          <draw:text-box>
            <text:p text:style-name="P2"><text:span text:style-name="T1">p</text:span><text:span text:style-name="T1">u</text:span><text:span text:style-name="T1">l</text:span><text:span text:style-name="T1">l</text:span><text:span text:style-name="T1">u</text:span><text:span text:style-name="T1">p</text:span></text:p>
          </draw:text-box>
        </draw:frame>
        <draw:custom-shape draw:style-name="gr6" draw:text-style-name="P5" draw:layer="layout" svg:width="1.2cm" svg:height="9.3cm" svg:x="9.7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0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7.8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8.9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2.7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3.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0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2.8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3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036cm)">
          <draw:text-box>
            <text:p text:style-name="P2"><text:span text:style-name="T1">fullpull</text:span></text:p>
          </draw:text-box>
        </draw:frame>
        <draw:custom-shape draw:style-name="gr8" draw:text-style-name="P5" draw:layer="layout" svg:width="1.2cm" svg:height="19.1cm" svg:x="13.7cm" svg:y="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0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3.6cm" svg:x2="16.2cm" svg:y2="3.6cm">
          <text:p/>
        </draw:line>
        <draw:frame draw:style-name="gr2" draw:text-style-name="P3" draw:layer="layout" svg:width="3.4cm" svg:height="1.199cm" svg:x="16.2cm" svg:y="3.0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3.8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023cm)">
          <draw:text-box>
            <text:p text:style-name="P2"><text:span text:style-name="T1">recover</text:span></text:p>
          </draw:text-box>
        </draw:frame>
        <draw:frame draw:style-name="gr9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10" draw:text-style-name="P10" draw:layer="layout" svg:width="4.8cm" svg:height="0.645cm" svg:x="14.8cm" svg:y="1.2cm">
          <draw:text-box>
            <text:p text:style-name="P9"><text:span text:style-name="T2">Stand: 08.11.2023</text:span></text:p>
          </draw:text-box>
        </draw:frame>
        <draw:custom-shape draw:style-name="gr11" draw:text-style-name="P5" draw:layer="layout" svg:width="1.2cm" svg:height="4.4cm" svg:x="5.329cm" svg:y="3.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01cm 7.694cm)">
          <draw:text-box>
            <text:p text:style-name="P2"><text:span text:style-name="T1">backup</text:span></text:p>
          </draw:text-box>
        </draw:frame>
        <draw:custom-shape draw:style-name="gr4" draw:text-style-name="P5" draw:layer="layout" svg:width="1.2cm" svg:height="4.4cm" svg:x="2.002cm" svg:y="23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1.973cm 27.985cm)">
          <draw:text-box>
            <text:p text:style-name="P2"><text:span text:style-name="T1">pull-images</text:span></text:p>
          </draw:text-box>
        </draw:frame>
        <draw:custom-shape draw:style-name="gr4" draw:text-style-name="P5" draw:layer="layout" svg:width="1.2cm" svg:height="4.4cm" svg:x="9.728cm" svg:y="23.9cm">
          <text:p/>
          <draw:enhanced-geometry svg:viewBox="0 0 21600 21600" draw:mirror-vertical="true" draw:text-areas="?f0 ?f7 ?f2 21600" draw:mirror-horizont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9.7cm 28.094cm)">
          <draw:text-box>
            <text:p text:style-name="P2"><text:span text:style-name="T1">c</text:span><text:span text:style-name="T1">l</text:span><text:span text:style-name="T1">e</text:span><text:span text:style-name="T1">a</text:span><text:span text:style-name="T1">n</text:span><text:span text:style-name="T1">-</text:span><text:span text:style-name="T1">i</text:span><text:span text:style-name="T1">m</text:span><text:span text:style-name="T1">a</text:span><text:span text:style-name="T1">g</text:span><text:span text:style-name="T1">e</text:span><text:span text:style-name="T1">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3" draw:text-style-name="P13" xml:id="id1" draw:id="id1" draw:layer="layout" svg:width="3.5cm" svg:height="1.57cm" svg:x="9.053cm" svg:y="6.717cm">
          <text:p text:style-name="P12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" draw:id="id3" draw:layer="layout" svg:width="3.5cm" svg:height="1cm" svg:x="10.868cm" svg:y="14.2cm">
          <text:p text:style-name="P12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2" draw:id="id2" draw:layer="layout" svg:width="3.5cm" svg:height="0.983cm" svg:x="15.764cm" svg:y="14.217cm">
          <text:p text:style-name="P12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8" draw:id="id8" draw:layer="layout" svg:width="3.5cm" svg:height="1cm" svg:x="6.564cm" svg:y="14.2cm">
          <text:p text:style-name="P14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6" draw:id="id6" draw:layer="layout" svg:width="3.5cm" svg:height="1cm" svg:x="1.764cm" svg:y="14.2cm">
          <text:p text:style-name="P14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3.5cm" svg:height="1cm" svg:x="6.533cm" svg:y="19.494cm">
          <text:p text:style-name="P14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5" draw:id="id15" draw:layer="layout" svg:width="3.5cm" svg:height="1cm" svg:x="6.564cm" svg:y="17.8cm">
          <text:p text:style-name="P14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9" draw:id="id9" draw:layer="layout" svg:width="3.5cm" svg:height="1cm" svg:x="6.564cm" svg:y="16cm">
          <text:p text:style-name="P14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0" draw:id="id10" draw:layer="layout" svg:width="3.5cm" svg:height="1cm" svg:x="1.764cm" svg:y="19.6cm">
          <text:p text:style-name="P14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7" draw:id="id17" draw:layer="layout" svg:width="3.5cm" svg:height="1cm" svg:x="1.764cm" svg:y="17.8cm">
          <text:p text:style-name="P14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3.5cm" svg:height="1cm" svg:x="1.764cm" svg:y="16cm">
          <text:p text:style-name="P14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4" draw:id="id14" draw:layer="layout" svg:width="3.5cm" svg:height="1cm" svg:x="10.864cm" svg:y="19.5cm">
          <text:p text:style-name="P14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3" draw:id="id13" draw:layer="layout" svg:width="3.5cm" svg:height="1cm" svg:x="10.864cm" svg:y="17.8cm">
          <text:p text:style-name="P14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5" draw:id="id5" draw:layer="layout" svg:width="3.5cm" svg:height="1cm" svg:x="10.864cm" svg:y="16cm">
          <text:p text:style-name="P14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cm" svg:height="1cm" svg:x="15.764cm" svg:y="17.8cm">
          <text:p text:style-name="P14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3.5cm" svg:height="1cm" svg:x="15.764cm" svg:y="16cm">
          <text:p text:style-name="P14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6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6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6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6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6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6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6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10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6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6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6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6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6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6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9" draw:text-style-name="P8" draw:layer="layout" svg:width="8.4cm" svg:height="2.596cm" svg:x="11.264cm" svg:y="2.4cm">
          <draw:text-box>
            <text:p>mentalizr infrastructure</text:p>
            <text:p text:style-name="P16"><text:span text:style-name="T4">create </text:span><text:span text:style-name="T4">task</text:span></text:p>
            <text:p text:style-name="P16">dependency graph</text:p>
          </draw:text-box>
        </draw:frame>
        <draw:custom-shape draw:style-name="gr14" draw:text-style-name="P15" xml:id="id11" draw:id="id11" draw:layer="layout" svg:width="3.5cm" svg:height="1cm" svg:x="8.764cm" svg:y="24.7cm">
          <text:p text:style-name="P14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8" draw:id="id18" draw:layer="layout" svg:width="3.5cm" svg:height="1cm" svg:x="8.763cm" svg:y="26.5cm">
          <text:p text:style-name="P14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6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6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6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6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3" draw:text-style-name="P13" xml:id="id19" draw:id="id19" draw:layer="layout" svg:width="3.5cm" svg:height="1.57cm" svg:x="8.989cm" svg:y="8.417cm">
          <text:p text:style-name="P12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3" draw:id="id23" draw:layer="layout" svg:width="3.5cm" svg:height="1cm" svg:x="11cm" svg:y="19.2cm">
          <text:p text:style-name="P12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21" draw:id="id21" draw:layer="layout" svg:width="3.326cm" svg:height="0.983cm" svg:x="15.385cm" svg:y="19.2cm">
          <text:p text:style-name="P12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7" draw:id="id27" draw:layer="layout" svg:width="3.5cm" svg:height="1cm" svg:x="2.182cm" svg:y="19.2cm">
          <text:p text:style-name="P14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5" draw:id="id25" draw:layer="layout" svg:width="3.5cm" svg:height="1cm" svg:x="6.6cm" svg:y="19.2cm">
          <text:p text:style-name="P14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8" draw:id="id28" draw:layer="layout" svg:width="3.5cm" svg:height="1cm" svg:x="2.182cm" svg:y="21.2cm">
          <text:p text:style-name="P14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3.5cm" svg:height="1cm" svg:x="6.6cm" svg:y="22.9cm">
          <text:p text:style-name="P14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6" draw:id="id26" draw:layer="layout" svg:width="3.5cm" svg:height="1cm" svg:x="6.6cm" svg:y="21cm">
          <text:p text:style-name="P14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9" draw:id="id29" draw:layer="layout" svg:width="3.5cm" svg:height="1cm" svg:x="11cm" svg:y="22.9cm">
          <text:p text:style-name="P14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4" draw:id="id24" draw:layer="layout" svg:width="3.5cm" svg:height="1cm" svg:x="11cm" svg:y="21cm">
          <text:p text:style-name="P14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3.5cm" svg:height="1cm" svg:x="15.3cm" svg:y="22.8cm">
          <text:p text:style-name="P14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2" draw:id="id22" draw:layer="layout" svg:width="3.5cm" svg:height="1cm" svg:x="15.3cm" svg:y="21cm">
          <text:p text:style-name="P14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6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6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6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6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6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6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6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 </text:span><text:span text:style-name="T4">task</text:span></text:p>
            <text:p text:style-name="P16"><text:span text:style-name="T4">dependen</text:span><text:span text:style-name="T4">cy graph</text:span></text:p>
          </draw:text-box>
        </draw:frame>
        <draw:connector draw:style-name="gr16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7" draw:text-style-name="P13" xml:id="id20" draw:id="id20" draw:layer="layout" svg:width="3.326cm" svg:height="0.983cm" svg:x="9.075cm" svg:y="13.517cm">
          <text:p text:style-name="P12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6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3" draw:text-style-name="P13" xml:id="id32" draw:id="id32" draw:layer="layout" svg:width="3.5cm" svg:height="1.57cm" svg:x="4.589cm" svg:y="2.417cm">
          <text:p text:style-name="P1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34" draw:id="id34" draw:layer="layout" svg:width="3.5cm" svg:height="1cm" svg:x="1.886cm" svg:y="15cm">
          <text:p text:style-name="P12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33" draw:id="id33" draw:layer="layout" svg:width="3.326cm" svg:height="0.983cm" svg:x="1.974cm" svg:y="10.9cm">
          <text:p text:style-name="P12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35" draw:id="id35" draw:layer="layout" svg:width="3.5cm" svg:height="1cm" svg:x="7.2cm" svg:y="20.9cm">
          <text:p text:style-name="P14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8" draw:id="id38" draw:layer="layout" svg:width="3.5cm" svg:height="1cm" svg:x="11.3cm" svg:y="20.9cm">
          <text:p text:style-name="P14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6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6"><text:span text:style-name="T4">dependen</text:span><text:span text:style-name="T4">cy graph</text:span></text:p>
          </draw:text-box>
        </draw:frame>
        <draw:custom-shape draw:style-name="gr14" draw:text-style-name="P15" xml:id="id36" draw:id="id36" draw:layer="layout" svg:width="3.5cm" svg:height="1cm" svg:x="1.7cm" svg:y="20.9cm">
          <text:p text:style-name="P14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7" draw:id="id37" draw:layer="layout" svg:width="3.5cm" svg:height="1cm" svg:x="1.7cm" svg:y="23cm">
          <text:p text:style-name="P14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6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4" draw:text-style-name="P15" xml:id="id39" draw:id="id39" draw:layer="layout" svg:width="3.5cm" svg:height="1cm" svg:x="16cm" svg:y="20.9cm">
          <text:p text:style-name="P14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0" draw:id="id40" draw:layer="layout" svg:width="3.5cm" svg:height="1cm" svg:x="16cm" svg:y="23cm">
          <text:p text:style-name="P14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6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4" draw:text-style-name="P15" xml:id="id41" draw:id="id41" draw:layer="layout" svg:width="3.5cm" svg:height="1cm" svg:x="9.086cm" svg:y="15cm">
          <text:p text:style-name="P14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2" draw:id="id42" draw:layer="layout" svg:width="3.5cm" svg:height="1cm" svg:x="9.086cm" svg:y="16.8cm">
          <text:p text:style-name="P14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86cm" svg:y1="15.5cm" svg:x2="9.086cm" svg:y2="15.5cm" draw:end-shape="id41" svg:d="M5386 15500h3700" svg:viewBox="0 0 3701 1">
          <text:p/>
        </draw:connector>
        <draw:connector draw:style-name="gr16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4" draw:text-style-name="P15" xml:id="id43" draw:id="id43" draw:layer="layout" svg:width="3.5cm" svg:height="1cm" svg:x="9cm" svg:y="10.9cm">
          <text:p text:style-name="P14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4" draw:id="id44" draw:layer="layout" svg:width="3.5cm" svg:height="1cm" svg:x="9cm" svg:y="12.7cm">
          <text:p text:style-name="P14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cm" svg:y1="11.4cm" svg:x2="9cm" svg:y2="11.4cm" draw:end-shape="id43" svg:d="M5300 11400h3700" svg:viewBox="0 0 3701 1">
          <text:p/>
        </draw:connector>
        <draw:connector draw:style-name="gr16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6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6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3" draw:text-style-name="P13" xml:id="id49" draw:id="id49" draw:layer="layout" svg:width="3.5cm" svg:height="1.57cm" svg:x="4.589cm" svg:y="2.417cm">
          <text:p text:style-name="P12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46" draw:id="id46" draw:layer="layout" svg:width="3.5cm" svg:height="1cm" svg:x="4.586cm" svg:y="15.7cm">
          <text:p text:style-name="P12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45" draw:id="id45" draw:layer="layout" svg:width="3.326cm" svg:height="0.983cm" svg:x="4.674cm" svg:y="10.9cm">
          <text:p text:style-name="P12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48" draw:id="id48" draw:layer="layout" svg:width="3.5cm" svg:height="1cm" svg:x="4.6cm" svg:y="25.3cm">
          <text:p text:style-name="P14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7" draw:id="id47" draw:layer="layout" svg:width="3.5cm" svg:height="1cm" svg:x="4.6cm" svg:y="20.5cm">
          <text:p text:style-name="P14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6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6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6"><text:span text:style-name="T4">dependen</text:span><text:span text:style-name="T4">cy graph</text:span></text:p>
          </draw:text-box>
        </draw:frame>
        <draw:connector draw:style-name="gr16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deploy </text:span><text:span text:style-name="T4">task</text:span></text:p>
            <text:p text:style-name="P16"><text:span text:style-name="T4">dependen</text:span><text:span text:style-name="T4">cy graph</text:span></text:p>
          </draw:text-box>
        </draw:frame>
        <draw:custom-shape draw:style-name="gr13" draw:text-style-name="P13" draw:layer="layout" svg:width="3.5cm" svg:height="1.57cm" svg:x="4.589cm" svg:y="2.417cm">
          <text:p text:style-name="P12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5" draw:id="id55" draw:layer="layout" svg:width="3.5cm" svg:height="1.57cm" svg:x="4.6cm" svg:y="26cm">
          <text:p text:style-name="P12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3" draw:id="id53" draw:layer="layout" svg:width="3.5cm" svg:height="1.57cm" svg:x="4.6cm" svg:y="19.8cm">
          <text:p text:style-name="P12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2" draw:id="id52" draw:layer="layout" svg:width="3.5cm" svg:height="1.57cm" svg:x="4.595cm" svg:y="16.73cm">
          <text:p text:style-name="P12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1" draw:id="id51" draw:layer="layout" svg:width="3.5cm" svg:height="1.57cm" svg:x="4.592cm" svg:y="13.4cm">
          <text:p text:style-name="P12"><text:span text:style-name="T3">init-m7r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4" draw:id="id54" draw:layer="layout" svg:width="3.5cm" svg:height="1.57cm" svg:x="4.6cm" svg:y="23cm">
          <text:p text:style-name="P12"><text:span text:style-name="T3">update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0" draw:id="id50" draw:layer="layout" svg:width="3.5cm" svg:height="1.57cm" svg:x="4.588cm" svg:y="10cm">
          <text:p text:style-name="P12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6.338cm" svg:y1="3.987cm" svg:x2="6.338cm" svg:y2="10cm" draw:end-shape="id50" svg:d="M6338 3987v6013" svg:viewBox="0 0 1 6014">
          <text:p/>
        </draw:connector>
        <draw:connector draw:style-name="gr16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6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6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6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6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-</text:span><text:span text:style-name="T4">images </text:span><text:span text:style-name="T4">task</text:span></text:p>
            <text:p text:style-name="P16"><text:span text:style-name="T4">dependen</text:span><text:span text:style-name="T4">cy graph</text:span></text:p>
          </draw:text-box>
        </draw:frame>
        <draw:custom-shape draw:style-name="gr13" draw:text-style-name="P13" xml:id="id56" draw:id="id56" draw:layer="layout" svg:width="3.5cm" svg:height="1.57cm" svg:x="8.8cm" svg:y="10.03cm">
          <text:p text:style-name="P12"><text:span text:style-name="T3">remove-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0" draw:id="id60" draw:layer="layout" svg:width="3.5cm" svg:height="1.57cm" svg:x="8.8cm" svg:y="20.73cm">
          <text:p text:style-name="P12"><text:span text:style-name="T3">Remove-image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2" draw:id="id62" draw:layer="layout" svg:width="3.5cm" svg:height="1.57cm" svg:x="15.2cm" svg:y="16.83cm">
          <text:p text:style-name="P12"><text:span text:style-name="T3">remove-image-jd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1" draw:id="id61" draw:layer="layout" svg:width="3.5cm" svg:height="1.57cm" svg:x="10.9cm" svg:y="16.8cm">
          <text:p text:style-name="P12"><text:span text:style-name="T3">remove-image-deb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9" draw:id="id59" draw:layer="layout" svg:width="3.5cm" svg:height="1.57cm" svg:x="6.7cm" svg:y="16.8cm">
          <text:p text:style-name="P12"><text:span text:style-name="T3">remove-image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8" draw:id="id58" draw:layer="layout" svg:width="3.5cm" svg:height="1.57cm" svg:x="4.6cm" svg:y="20.73cm">
          <text:p text:style-name="P12"><text:span text:style-name="T3">remove-image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7" draw:id="id57" draw:layer="layout" svg:width="3.5cm" svg:height="1.57cm" svg:x="2.5cm" svg:y="16.83cm">
          <text:p text:style-name="P12"><text:span text:style-name="T3">remove-image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line-skew="-0.015cm" svg:x1="10.55cm" svg:y1="11.6cm" svg:x2="4.25cm" svg:y2="16.83cm" draw:start-shape="id56" draw:start-glue-point="2" draw:end-shape="id57" svg:d="M10550 11600v2600h-6300v2630" svg:viewBox="0 0 6301 5231">
          <text:p/>
        </draw:connector>
        <draw:connector draw:style-name="gr16" draw:text-style-name="P1" draw:layer="layout" draw:line-skew="-1.965cm" svg:x1="10.55cm" svg:y1="11.6cm" svg:x2="6.35cm" svg:y2="20.73cm" draw:start-shape="id56" draw:start-glue-point="2" draw:end-shape="id58" draw:end-glue-point="0" svg:d="M10550 11600v2600h-4200v6530" svg:viewBox="0 0 4201 9131">
          <text:p/>
        </draw:connector>
        <draw:connector draw:style-name="gr18" draw:text-style-name="P1" draw:layer="layout" svg:x1="10.55cm" svg:y1="11.6cm" svg:x2="8.45cm" svg:y2="16.8cm" draw:start-shape="id56" draw:end-shape="id59" svg:d="M10550 11600v2600h-2100v2600" svg:viewBox="0 0 2101 5201">
          <text:p/>
        </draw:connector>
        <draw:connector draw:style-name="gr19" draw:text-style-name="P1" draw:layer="layout" svg:x1="10.55cm" svg:y1="11.6cm" svg:x2="10.55cm" svg:y2="20.73cm" draw:start-shape="id56" draw:end-shape="id60" svg:d="M10550 11600v9130" svg:viewBox="0 0 1 9131">
          <text:p/>
        </draw:connector>
        <draw:connector draw:style-name="gr20" draw:text-style-name="P1" draw:layer="layout" svg:x1="10.55cm" svg:y1="11.6cm" svg:x2="12.65cm" svg:y2="16.8cm" draw:start-shape="id56" draw:start-glue-point="2" draw:end-shape="id61" draw:end-glue-point="0" svg:d="M10550 11600v2600h2100v2600" svg:viewBox="0 0 2101 5201">
          <text:p/>
        </draw:connector>
        <draw:connector draw:style-name="gr21" draw:text-style-name="P1" draw:layer="layout" draw:line-skew="-0.015cm" svg:x1="10.55cm" svg:y1="11.6cm" svg:x2="16.95cm" svg:y2="16.83cm" draw:start-shape="id56" draw:start-glue-point="2" draw:end-shape="id62" draw:end-glue-point="0" svg:d="M10550 11600v2600h6400v2630" svg:viewBox="0 0 6401 5231">
          <text:p/>
        </draw:connector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-</text:span><text:span text:style-name="T4">images-all </text:span><text:span text:style-name="T4">task</text:span></text:p>
            <text:p text:style-name="P16"><text:span text:style-name="T4">dependen</text:span><text:span text:style-name="T4">cy graph</text:span></text:p>
          </draw:text-box>
        </draw:frame>
        <draw:custom-shape draw:style-name="gr13" draw:text-style-name="P13" xml:id="id63" draw:id="id63" draw:layer="layout" svg:width="3.5cm" svg:height="1.57cm" svg:x="8.8cm" svg:y="10.03cm">
          <text:p text:style-name="P12"><text:span text:style-name="T3">remove-images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7" draw:id="id67" draw:layer="layout" svg:width="3.5cm" svg:height="1.57cm" svg:x="8.8cm" svg:y="20.73cm">
          <text:p text:style-name="P12"><text:span text:style-name="T3">Remove-image-nginx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9" draw:id="id69" draw:layer="layout" svg:width="3.5cm" svg:height="1.57cm" svg:x="15.2cm" svg:y="16.83cm">
          <text:p text:style-name="P12"><text:span text:style-name="T3">remove-image-jdk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8" draw:id="id68" draw:layer="layout" svg:width="3.5cm" svg:height="1.57cm" svg:x="10.9cm" svg:y="16.8cm">
          <text:p text:style-name="P12"><text:span text:style-name="T3">remove-image-debian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6" draw:id="id66" draw:layer="layout" svg:width="3.5cm" svg:height="1.57cm" svg:x="6.7cm" svg:y="16.8cm">
          <text:p text:style-name="P12"><text:span text:style-name="T3">remove-image-maria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5" draw:id="id65" draw:layer="layout" svg:width="3.5cm" svg:height="1.57cm" svg:x="4.6cm" svg:y="20.73cm">
          <text:p text:style-name="P12"><text:span text:style-name="T3">remove-image-tomcat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4" draw:id="id64" draw:layer="layout" svg:width="3.5cm" svg:height="1.57cm" svg:x="2.5cm" svg:y="16.83cm">
          <text:p text:style-name="P12"><text:span text:style-name="T3">remove-image-mongo-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line-skew="-0.015cm" svg:x1="10.55cm" svg:y1="11.6cm" svg:x2="4.25cm" svg:y2="16.83cm" draw:start-shape="id63" draw:start-glue-point="2" draw:end-shape="id64" svg:d="M10550 11600v2600h-6300v2630" svg:viewBox="0 0 6301 5231">
          <text:p/>
        </draw:connector>
        <draw:connector draw:style-name="gr16" draw:text-style-name="P1" draw:layer="layout" draw:line-skew="-1.965cm" svg:x1="10.55cm" svg:y1="11.6cm" svg:x2="6.35cm" svg:y2="20.73cm" draw:start-shape="id63" draw:start-glue-point="2" draw:end-shape="id65" draw:end-glue-point="0" svg:d="M10550 11600v2600h-4200v6530" svg:viewBox="0 0 4201 9131">
          <text:p/>
        </draw:connector>
        <draw:connector draw:style-name="gr18" draw:text-style-name="P1" draw:layer="layout" svg:x1="10.55cm" svg:y1="11.6cm" svg:x2="8.45cm" svg:y2="16.8cm" draw:start-shape="id63" draw:end-shape="id66" svg:d="M10550 11600v2600h-2100v2600" svg:viewBox="0 0 2101 5201">
          <text:p/>
        </draw:connector>
        <draw:connector draw:style-name="gr19" draw:text-style-name="P1" draw:layer="layout" svg:x1="10.55cm" svg:y1="11.6cm" svg:x2="10.55cm" svg:y2="20.73cm" draw:start-shape="id63" draw:end-shape="id67" svg:d="M10550 11600v9130" svg:viewBox="0 0 1 9131">
          <text:p/>
        </draw:connector>
        <draw:connector draw:style-name="gr20" draw:text-style-name="P1" draw:layer="layout" svg:x1="10.55cm" svg:y1="11.6cm" svg:x2="12.65cm" svg:y2="16.8cm" draw:start-shape="id63" draw:start-glue-point="2" draw:end-shape="id68" draw:end-glue-point="0" svg:d="M10550 11600v2600h2100v2600" svg:viewBox="0 0 2101 5201">
          <text:p/>
        </draw:connector>
        <draw:connector draw:style-name="gr21" draw:text-style-name="P1" draw:layer="layout" draw:line-skew="-0.015cm" svg:x1="10.55cm" svg:y1="11.6cm" svg:x2="16.95cm" svg:y2="16.83cm" draw:start-shape="id63" draw:start-glue-point="2" draw:end-shape="id69" draw:end-glue-point="0" svg:d="M10550 11600v2600h6400v2630" svg:viewBox="0 0 6401 5231">
          <text:p/>
        </draw:connector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9T13:06:49.691492193</meta:creation-date>
    <dc:date>2023-11-08T11:53:22.141652102</dc:date>
    <meta:editing-duration>PT23H2M7S</meta:editing-duration>
    <meta:editing-cycles>38</meta:editing-cycles>
    <meta:generator>LibreOffice/7.3.7.2$Linux_X86_64 LibreOffice_project/30$Build-2</meta:generator>
    <meta:print-date>2022-03-17T06:31:59.726420549</meta:print-date>
    <meta:document-statistic meta:object-count="230"/>
  </office:meta>
</office:document-meta>
</file>